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a46" officeooo:paragraph-rsid="00149a46"/>
    </style:style>
    <style:style style:name="P2" style:family="paragraph" style:parent-style-name="Standard">
      <style:text-properties officeooo:rsid="0015ab23" officeooo:paragraph-rsid="0015ab23"/>
    </style:style>
    <style:style style:name="P3" style:family="paragraph" style:parent-style-name="Standard">
      <style:text-properties officeooo:rsid="001acc8a" officeooo:paragraph-rsid="001acc8a"/>
    </style:style>
    <style:style style:name="P4" style:family="paragraph" style:parent-style-name="Standard">
      <style:text-properties officeooo:rsid="001b2024" officeooo:paragraph-rsid="001b2024"/>
    </style:style>
    <style:style style:name="P5" style:family="paragraph" style:parent-style-name="Standard">
      <style:text-properties officeooo:rsid="001b32c8" officeooo:paragraph-rsid="001b32c8"/>
    </style:style>
    <style:style style:name="P6" style:family="paragraph" style:parent-style-name="Standard">
      <style:paragraph-properties fo:text-align="start" style:justify-single-word="false"/>
      <style:text-properties style:font-name="Liberation Serif" fo:font-size="12pt" officeooo:rsid="00270b2d" officeooo:paragraph-rsid="001b4ccd"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Liberation Serif" fo:font-size="12pt" officeooo:rsid="00270b2d" officeooo:paragraph-rsid="001b4ccd"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1b4ccd"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font-name="Liberation Serif" fo:font-size="12pt" officeooo:rsid="00270b2d" officeooo:paragraph-rsid="001b4ccd"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font-name="Liberation Serif" fo:font-size="12pt" officeooo:rsid="00270b2d" officeooo:paragraph-rsid="001cff35"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font-name="Liberation Serif" fo:font-size="12pt" officeooo:rsid="00270b2d" officeooo:paragraph-rsid="001cff35" style:font-size-asian="12pt" style:font-size-complex="12pt"/>
    </style:style>
    <style:style style:name="T1" style:family="text">
      <style:text-properties officeooo:rsid="0016ad73"/>
    </style:style>
    <style:style style:name="T2" style:family="text">
      <style:text-properties officeooo:rsid="0017e90f"/>
    </style:style>
    <style:style style:name="T3" style:family="text">
      <style:text-properties style:font-name="Liberation Serif" fo:font-size="12pt" officeooo:rsid="00270b2d" style:font-size-asian="10.5pt" style:font-size-complex="12pt"/>
    </style:style>
    <style:style style:name="T4" style:family="text">
      <style:text-properties officeooo:rsid="00431025"/>
    </style:style>
    <style:style style:name="T5" style:family="text">
      <style:text-properties officeooo:rsid="0043de38"/>
    </style:style>
    <style:style style:name="T6" style:family="text">
      <style:text-properties officeooo:rsid="002cf2ce"/>
    </style:style>
    <style:style style:name="T7" style:family="text">
      <style:text-properties officeooo:rsid="00339f13"/>
    </style:style>
    <style:style style:name="T8" style:family="text">
      <style:text-properties officeooo:rsid="00351c2e"/>
    </style:style>
    <style:style style:name="T9" style:family="text">
      <style:text-properties officeooo:rsid="003a086b"/>
    </style:style>
    <style:style style:name="T10" style:family="text">
      <style:text-properties officeooo:rsid="003a47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originally thought that it would be better to have the program self contained in one <text:span text:style-name="T1">window</text:span> and <text:span text:style-name="T1">I </text:span>was <text:span text:style-name="T1">trying to </text:span>avoid splitting the server and client into two <text:span text:style-name="T1">separate programs</text:span>. However, after I created the first version self contained in one window I didn't like it at all and found it cumbersome <text:span text:style-name="T1">to </text:span>deal with sending and receiving messages. That's why I ended up splitting to two windows and I am very pleased with the result, <text:span text:style-name="T1">it's considerably easier to read/use and manage.</text:span></text:p>
      <text:p text:style-name="P1"/>
      <text:p text:style-name="P1">The slowest portion of the program comes from having to use the socket.gethostbyname() function. This is particularly noticeable when I start the TN_Server. Around 20 user-names must be resolved and the program hangs for a few seconds while all IP's are located. This hang occurs because a mutex is being used <text:s/>to prevent the program from proceeding until the server is operational. <text:span text:style-name="T2">I did this because without it the server could fail and the main program loop would start so the user would sit there and wouldn't know the server didn't start or they would know and would have to exit manually. I think if something like the server not starting happens it's important to force the program to exit.</text:span> It's a little bit unfortunate <text:span text:style-name="T2">that it lags a little </text:span>but I think it's still one of the best ways to handle it.</text:p>
      <text:p text:style-name="P1"/>
      <text:p text:style-name="P3">I don't like how my user name is also included in the user table but to remove it just seemed pointless and a waste of resources. It always fails if you try and send a message to yourself so I figured if the user wanted to try and do it they should be allowed but shouldn't expect too much.</text:p>
      <text:p text:style-name="P3"/>
      <text:p text:style-name="P4">The mutex implementation that I am using to prevent the main loop from starting seems to only work about 90% of the time and I have no idea why. I have the server grab the mutex immediately when it's created but somehow the main loop is able to get a hold of it first before the server is created which make absolutely no sense. I went round and round on this for about 5 hours placing mutex's in different places trying to perfect it but the setup I have now is the one that worked best. Threads are a tricky beast.</text:p>
      <text:p text:style-name="P4"/>
      <text:p text:style-name="P5">I learned a very valuable lesson <text:s/>about testing from this project. I think you should always be developing tests for your code as you are developing your code. I was panicked towards the beginning of this project because I didn't know much about the subject matter (TCP, Protocol, etc.) so I just dove straight into coding to get something rolling. After I did this though I found it was more difficult to go back and write tests for my code because I wasn't in the same frame of mind as when I wrote it. Lesson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22:18:43.670547020</meta:creation-date>
    <dc:date>2015-12-03T02:35:37.427721253</dc:date>
    <meta:editing-duration>PT4H35M58S</meta:editing-duration>
    <meta:editing-cycles>10</meta:editing-cycles>
    <meta:generator>LibreOffice/4.2.8.2$Linux_X86_64 LibreOffice_project/420m0$Build-2</meta:generator>
    <meta:document-statistic meta:table-count="0" meta:image-count="0" meta:object-count="0" meta:page-count="1" meta:paragraph-count="5" meta:word-count="484" meta:character-count="2612" meta:non-whitespace-character-count="2131"/>
  </office:meta>
</office:document-meta>
</file>